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3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3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-unet_based (otsu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22014508928571" calcext:value-type="float">
            <text:p>0,922014508928571</text:p>
          </table:table-cell>
          <table:table-cell office:value-type="float" office:value="0.941640946502058" calcext:value-type="float">
            <text:p>0,941640946502058</text:p>
          </table:table-cell>
          <table:table-cell office:value-type="float" office:value="0.891147189835212" calcext:value-type="float">
            <text:p>0,891147189835212</text:p>
          </table:table-cell>
          <table:table-cell office:value-type="float" office:value="0.803665898364614" calcext:value-type="float">
            <text:p>0,803665898364614</text:p>
          </table:table-cell>
          <table:table-cell office:value-type="float" office:value="0.845793097075267" calcext:value-type="float">
            <text:p>0,845793097075267</text:p>
          </table:table-cell>
          <table:table-cell office:value-type="float" office:value="0.968222178650458" calcext:value-type="float">
            <text:p>0,968222178650458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792724609375" calcext:value-type="float">
            <text:p>0,8792724609375</text:p>
          </table:table-cell>
          <table:table-cell office:value-type="float" office:value="0.862418740192782" calcext:value-type="float">
            <text:p>0,862418740192782</text:p>
          </table:table-cell>
          <table:table-cell office:value-type="float" office:value="0.869598794499906" calcext:value-type="float">
            <text:p>0,869598794499906</text:p>
          </table:table-cell>
          <table:table-cell office:value-type="float" office:value="0.769283321946912" calcext:value-type="float">
            <text:p>0,769283321946912</text:p>
          </table:table-cell>
          <table:table-cell office:value-type="float" office:value="0.876899407384896" calcext:value-type="float">
            <text:p>0,876899407384896</text:p>
          </table:table-cell>
          <table:table-cell office:value-type="float" office:value="0.881286266924565" calcext:value-type="float">
            <text:p>0,881286266924565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917131696428571" calcext:value-type="float">
            <text:p>0,917131696428571</text:p>
          </table:table-cell>
          <table:table-cell office:value-type="float" office:value="0.901922778725384" calcext:value-type="float">
            <text:p>0,901922778725384</text:p>
          </table:table-cell>
          <table:table-cell office:value-type="float" office:value="0.880154346674737" calcext:value-type="float">
            <text:p>0,880154346674737</text:p>
          </table:table-cell>
          <table:table-cell office:value-type="float" office:value="0.785960408080535" calcext:value-type="float">
            <text:p>0,785960408080535</text:p>
          </table:table-cell>
          <table:table-cell office:value-type="float" office:value="0.859411938534279" calcext:value-type="float">
            <text:p>0,859411938534279</text:p>
          </table:table-cell>
          <table:table-cell office:value-type="float" office:value="0.948771598272138" calcext:value-type="float">
            <text:p>0,948771598272138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910862513950893" calcext:value-type="float">
            <text:p>0,910862513950893</text:p>
          </table:table-cell>
          <table:table-cell office:value-type="float" office:value="0.894483251977782" calcext:value-type="float">
            <text:p>0,894483251977782</text:p>
          </table:table-cell>
          <table:table-cell office:value-type="float" office:value="0.892670789194637" calcext:value-type="float">
            <text:p>0,892670789194637</text:p>
          </table:table-cell>
          <table:table-cell office:value-type="float" office:value="0.80614760315534" calcext:value-type="float">
            <text:p>0,80614760315534</text:p>
          </table:table-cell>
          <table:table-cell office:value-type="float" office:value="0.890865656629157" calcext:value-type="float">
            <text:p>0,890865656629157</text:p>
          </table:table-cell>
          <table:table-cell office:value-type="float" office:value="0.925112368778652" calcext:value-type="float">
            <text:p>0,925112368778652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51763044084821" calcext:value-type="float">
            <text:p>0,851763044084821</text:p>
          </table:table-cell>
          <table:table-cell office:value-type="float" office:value="0.845621302879322" calcext:value-type="float">
            <text:p>0,845621302879322</text:p>
          </table:table-cell>
          <table:table-cell office:value-type="float" office:value="0.842046584226027" calcext:value-type="float">
            <text:p>0,842046584226027</text:p>
          </table:table-cell>
          <table:table-cell office:value-type="float" office:value="0.727185198260507" calcext:value-type="float">
            <text:p>0,727185198260507</text:p>
          </table:table-cell>
          <table:table-cell office:value-type="float" office:value="0.838501961364814" calcext:value-type="float">
            <text:p>0,838501961364814</text:p>
          </table:table-cell>
          <table:table-cell office:value-type="float" office:value="0.863580898357628" calcext:value-type="float">
            <text:p>0,863580898357628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38954380580357" calcext:value-type="float">
            <text:p>0,838954380580357</text:p>
          </table:table-cell>
          <table:table-cell office:value-type="float" office:value="0.84918864877336" calcext:value-type="float">
            <text:p>0,84918864877336</text:p>
          </table:table-cell>
          <table:table-cell office:value-type="float" office:value="0.827069640282381" calcext:value-type="float">
            <text:p>0,827069640282381</text:p>
          </table:table-cell>
          <table:table-cell office:value-type="float" office:value="0.705131070596124" calcext:value-type="float">
            <text:p>0,705131070596124</text:p>
          </table:table-cell>
          <table:table-cell office:value-type="float" office:value="0.806073657699748" calcext:value-type="float">
            <text:p>0,806073657699748</text:p>
          </table:table-cell>
          <table:table-cell office:value-type="float" office:value="0.869035295689051" calcext:value-type="float">
            <text:p>0,869035295689051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912057059151786" calcext:value-type="float">
            <text:p>0,912057059151786</text:p>
          </table:table-cell>
          <table:table-cell office:value-type="float" office:value="0.765698555812655" calcext:value-type="float">
            <text:p>0,765698555812655</text:p>
          </table:table-cell>
          <table:table-cell office:value-type="float" office:value="0.79192110909391" calcext:value-type="float">
            <text:p>0,79192110909391</text:p>
          </table:table-cell>
          <table:table-cell office:value-type="float" office:value="0.655521021892824" calcext:value-type="float">
            <text:p>0,655521021892824</text:p>
          </table:table-cell>
          <table:table-cell office:value-type="float" office:value="0.820003417927027" calcext:value-type="float">
            <text:p>0,820003417927027</text:p>
          </table:table-cell>
          <table:table-cell office:value-type="float" office:value="0.935660918910629" calcext:value-type="float">
            <text:p>0,935660918910629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902108328683036" calcext:value-type="float">
            <text:p>0,902108328683036</text:p>
          </table:table-cell>
          <table:table-cell office:value-type="float" office:value="0.922157555601746" calcext:value-type="float">
            <text:p>0,922157555601746</text:p>
          </table:table-cell>
          <table:table-cell office:value-type="float" office:value="0.863436766369464" calcext:value-type="float">
            <text:p>0,863436766369464</text:p>
          </table:table-cell>
          <table:table-cell office:value-type="float" office:value="0.75969091804191" calcext:value-type="float">
            <text:p>0,75969091804191</text:p>
          </table:table-cell>
          <table:table-cell office:value-type="float" office:value="0.811746677949821" calcext:value-type="float">
            <text:p>0,811746677949821</text:p>
          </table:table-cell>
          <table:table-cell office:value-type="float" office:value="0.957782005213838" calcext:value-type="float">
            <text:p>0,957782005213838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860491071428571" calcext:value-type="float">
            <text:p>0,860491071428571</text:p>
          </table:table-cell>
          <table:table-cell office:value-type="float" office:value="0.951325147033491" calcext:value-type="float">
            <text:p>0,951325147033491</text:p>
          </table:table-cell>
          <table:table-cell office:value-type="float" office:value="0.82854326067854" calcext:value-type="float">
            <text:p>0,82854326067854</text:p>
          </table:table-cell>
          <table:table-cell office:value-type="float" office:value="0.707276020417498" calcext:value-type="float">
            <text:p>0,707276020417498</text:p>
          </table:table-cell>
          <table:table-cell office:value-type="float" office:value="0.733831931816025" calcext:value-type="float">
            <text:p>0,733831931816025</text:p>
          </table:table-cell>
          <table:table-cell office:value-type="float" office:value="0.968100375764027" calcext:value-type="float">
            <text:p>0,968100375764027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898036411830357" calcext:value-type="float">
            <text:p>0,898036411830357</text:p>
          </table:table-cell>
          <table:table-cell office:value-type="float" office:value="0.859709985773829" calcext:value-type="float">
            <text:p>0,859709985773829</text:p>
          </table:table-cell>
          <table:table-cell office:value-type="float" office:value="0.854887945797037" calcext:value-type="float">
            <text:p>0,854887945797037</text:p>
          </table:table-cell>
          <table:table-cell office:value-type="float" office:value="0.746553966189857" calcext:value-type="float">
            <text:p>0,746553966189857</text:p>
          </table:table-cell>
          <table:table-cell office:value-type="float" office:value="0.850119696932303" calcext:value-type="float">
            <text:p>0,850119696932303</text:p>
          </table:table-cell>
          <table:table-cell office:value-type="float" office:value="0.924213620245655" calcext:value-type="float">
            <text:p>0,924213620245655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20819963727679" calcext:value-type="float">
            <text:p>0,920819963727679</text:p>
          </table:table-cell>
          <table:table-cell office:value-type="float" office:value="0.770948982289189" calcext:value-type="float">
            <text:p>0,770948982289189</text:p>
          </table:table-cell>
          <table:table-cell office:value-type="float" office:value="0.837097497533411" calcext:value-type="float">
            <text:p>0,837097497533411</text:p>
          </table:table-cell>
          <table:table-cell office:value-type="float" office:value="0.719834634251689" calcext:value-type="float">
            <text:p>0,719834634251689</text:p>
          </table:table-cell>
          <table:table-cell office:value-type="float" office:value="0.91566265060241" calcext:value-type="float">
            <text:p>0,91566265060241</text:p>
          </table:table-cell>
          <table:table-cell office:value-type="float" office:value="0.92229309359131" calcext:value-type="float">
            <text:p>0,92229309359131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904636928013393" calcext:value-type="float">
            <text:p>0,904636928013393</text:p>
          </table:table-cell>
          <table:table-cell office:value-type="float" office:value="0.90692349137931" calcext:value-type="float">
            <text:p>0,90692349137931</text:p>
          </table:table-cell>
          <table:table-cell office:value-type="float" office:value="0.860260390713838" calcext:value-type="float">
            <text:p>0,860260390713838</text:p>
          </table:table-cell>
          <table:table-cell office:value-type="float" office:value="0.754786780861845" calcext:value-type="float">
            <text:p>0,754786780861845</text:p>
          </table:table-cell>
          <table:table-cell office:value-type="float" office:value="0.818164143193915" calcext:value-type="float">
            <text:p>0,818164143193915</text:p>
          </table:table-cell>
          <table:table-cell office:value-type="float" office:value="0.953019404141907" calcext:value-type="float">
            <text:p>0,953019404141907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83736746651786" calcext:value-type="float">
            <text:p>0,883736746651786</text:p>
          </table:table-cell>
          <table:table-cell office:value-type="float" office:value="0.721404213698485" calcext:value-type="float">
            <text:p>0,721404213698485</text:p>
          </table:table-cell>
          <table:table-cell office:value-type="float" office:value="0.803663456724681" calcext:value-type="float">
            <text:p>0,803663456724681</text:p>
          </table:table-cell>
          <table:table-cell office:value-type="float" office:value="0.671770382040173" calcext:value-type="float">
            <text:p>0,671770382040173</text:p>
          </table:table-cell>
          <table:table-cell office:value-type="float" office:value="0.907096559747382" calcext:value-type="float">
            <text:p>0,907096559747382</text:p>
          </table:table-cell>
          <table:table-cell office:value-type="float" office:value="0.875429949292578" calcext:value-type="float">
            <text:p>0,875429949292578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86971609933036" calcext:value-type="float">
            <text:p>0,886971609933036</text:p>
          </table:table-cell>
          <table:table-cell office:value-type="float" office:value="0.811196286229118" calcext:value-type="float">
            <text:p>0,811196286229118</text:p>
          </table:table-cell>
          <table:table-cell office:value-type="float" office:value="0.803843534841492" calcext:value-type="float">
            <text:p>0,803843534841492</text:p>
          </table:table-cell>
          <table:table-cell office:value-type="float" office:value="0.672022062544277" calcext:value-type="float">
            <text:p>0,672022062544277</text:p>
          </table:table-cell>
          <table:table-cell office:value-type="float" office:value="0.796622878051706" calcext:value-type="float">
            <text:p>0,796622878051706</text:p>
          </table:table-cell>
          <table:table-cell office:value-type="float" office:value="0.924003638777567" calcext:value-type="float">
            <text:p>0,924003638777567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82890973772321" calcext:value-type="float">
            <text:p>0,882890973772321</text:p>
          </table:table-cell>
          <table:table-cell office:value-type="float" office:value="0.697798437232647" calcext:value-type="float">
            <text:p>0,697798437232647</text:p>
          </table:table-cell>
          <table:table-cell office:value-type="float" office:value="0.784652631916497" calcext:value-type="float">
            <text:p>0,784652631916497</text:p>
          </table:table-cell>
          <table:table-cell office:value-type="float" office:value="0.645620052770449" calcext:value-type="float">
            <text:p>0,645620052770449</text:p>
          </table:table-cell>
          <table:table-cell office:value-type="float" office:value="0.896201882577006" calcext:value-type="float">
            <text:p>0,896201882577006</text:p>
          </table:table-cell>
          <table:table-cell office:value-type="float" office:value="0.878732047834296" calcext:value-type="float">
            <text:p>0,878732047834296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897495814732143" calcext:value-type="float">
            <text:p>0,897495814732143</text:p>
          </table:table-cell>
          <table:table-cell office:value-type="float" office:value="0.911708073075659" calcext:value-type="float">
            <text:p>0,911708073075659</text:p>
          </table:table-cell>
          <table:table-cell office:value-type="float" office:value="0.868512884753042" calcext:value-type="float">
            <text:p>0,868512884753042</text:p>
          </table:table-cell>
          <table:table-cell office:value-type="float" office:value="0.767585307026215" calcext:value-type="float">
            <text:p>0,767585307026215</text:p>
          </table:table-cell>
          <table:table-cell office:value-type="float" office:value="0.829225577719875" calcext:value-type="float">
            <text:p>0,829225577719875</text:p>
          </table:table-cell>
          <table:table-cell office:value-type="float" office:value="0.944596705272154" calcext:value-type="float">
            <text:p>0,944596705272154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60159737723214" calcext:value-type="float">
            <text:p>0,860159737723214</text:p>
          </table:table-cell>
          <table:table-cell office:value-type="float" office:value="0.849521070935903" calcext:value-type="float">
            <text:p>0,849521070935903</text:p>
          </table:table-cell>
          <table:table-cell office:value-type="float" office:value="0.845022515122819" calcext:value-type="float">
            <text:p>0,845022515122819</text:p>
          </table:table-cell>
          <table:table-cell office:value-type="float" office:value="0.731635487433486" calcext:value-type="float">
            <text:p>0,731635487433486</text:p>
          </table:table-cell>
          <table:table-cell office:value-type="float" office:value="0.840571351673491" calcext:value-type="float">
            <text:p>0,840571351673491</text:p>
          </table:table-cell>
          <table:table-cell office:value-type="float" office:value="0.876418120023615" calcext:value-type="float">
            <text:p>0,876418120023615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54343959263393" calcext:value-type="float">
            <text:p>0,854343959263393</text:p>
          </table:table-cell>
          <table:table-cell office:value-type="float" office:value="0.879486879687317" calcext:value-type="float">
            <text:p>0,879486879687317</text:p>
          </table:table-cell>
          <table:table-cell office:value-type="float" office:value="0.863088359437109" calcext:value-type="float">
            <text:p>0,863088359437109</text:p>
          </table:table-cell>
          <table:table-cell office:value-type="float" office:value="0.759151660202713" calcext:value-type="float">
            <text:p>0,759151660202713</text:p>
          </table:table-cell>
          <table:table-cell office:value-type="float" office:value="0.847290164778579" calcext:value-type="float">
            <text:p>0,847290164778579</text:p>
          </table:table-cell>
          <table:table-cell office:value-type="float" office:value="0.862686510353228" calcext:value-type="float">
            <text:p>0,862686510353228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831220354352679" calcext:value-type="float">
            <text:p>0,831220354352679</text:p>
          </table:table-cell>
          <table:table-cell office:value-type="float" office:value="0.608141391723279" calcext:value-type="float">
            <text:p>0,608141391723279</text:p>
          </table:table-cell>
          <table:table-cell office:value-type="float" office:value="0.698934598335796" calcext:value-type="float">
            <text:p>0,698934598335796</text:p>
          </table:table-cell>
          <table:table-cell office:value-type="float" office:value="0.537201740544159" calcext:value-type="float">
            <text:p>0,537201740544159</text:p>
          </table:table-cell>
          <table:table-cell office:value-type="float" office:value="0.821595729120959" calcext:value-type="float">
            <text:p>0,821595729120959</text:p>
          </table:table-cell>
          <table:table-cell office:value-type="float" office:value="0.834234027936799" calcext:value-type="float">
            <text:p>0,834234027936799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915117536272321" calcext:value-type="float">
            <text:p>0,915117536272321</text:p>
          </table:table-cell>
          <table:table-cell office:value-type="float" office:value="0.853665949094593" calcext:value-type="float">
            <text:p>0,853665949094593</text:p>
          </table:table-cell>
          <table:table-cell office:value-type="float" office:value="0.873815603572308" calcext:value-type="float">
            <text:p>0,873815603572308</text:p>
          </table:table-cell>
          <table:table-cell office:value-type="float" office:value="0.77590810736154" calcext:value-type="float">
            <text:p>0,77590810736154</text:p>
          </table:table-cell>
          <table:table-cell office:value-type="float" office:value="0.894939464740867" calcext:value-type="float">
            <text:p>0,894939464740867</text:p>
          </table:table-cell>
          <table:table-cell office:value-type="float" office:value="0.924984420440382" calcext:value-type="float">
            <text:p>0,924984420440382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850411551339286" calcext:value-type="float">
            <text:p>0,850411551339286</text:p>
          </table:table-cell>
          <table:table-cell office:value-type="float" office:value="0.690158191471892" calcext:value-type="float">
            <text:p>0,690158191471892</text:p>
          </table:table-cell>
          <table:table-cell office:value-type="float" office:value="0.746175469744045" calcext:value-type="float">
            <text:p>0,746175469744045</text:p>
          </table:table-cell>
          <table:table-cell office:value-type="float" office:value="0.595119533665306" calcext:value-type="float">
            <text:p>0,595119533665306</text:p>
          </table:table-cell>
          <table:table-cell office:value-type="float" office:value="0.812089398428443" calcext:value-type="float">
            <text:p>0,812089398428443</text:p>
          </table:table-cell>
          <table:table-cell office:value-type="float" office:value="0.864639628867952" calcext:value-type="float">
            <text:p>0,864639628867952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652410714285714" calcext:value-type="float">
            <text:p>0,652410714285714</text:p>
          </table:table-cell>
          <table:table-cell office:value-type="float" office:value="0.727958024773354" calcext:value-type="float">
            <text:p>0,727958024773354</text:p>
          </table:table-cell>
          <table:table-cell office:value-type="float" office:value="0.572275159900796" calcext:value-type="float">
            <text:p>0,572275159900796</text:p>
          </table:table-cell>
          <table:table-cell office:value-type="float" office:value="0.823293021858334" calcext:value-type="float">
            <text:p>0,823293021858334</text:p>
          </table:table-cell>
          <table:table-cell office:value-type="float" office:value="0.867377529467875" calcext:value-type="float">
            <text:p>0,867377529467875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9312744140625" calcext:value-type="float">
            <text:p>0,89312744140625</text:p>
          </table:table-cell>
          <table:table-cell office:value-type="float" office:value="0.66142363007464" calcext:value-type="float">
            <text:p>0,66142363007464</text:p>
          </table:table-cell>
          <table:table-cell office:value-type="float" office:value="0.747741258309494" calcext:value-type="float">
            <text:p>0,747741258309494</text:p>
          </table:table-cell>
          <table:table-cell office:value-type="float" office:value="0.597114025572757" calcext:value-type="float">
            <text:p>0,597114025572757</text:p>
          </table:table-cell>
          <table:table-cell office:value-type="float" office:value="0.85996970270782" calcext:value-type="float">
            <text:p>0,85996970270782</text:p>
          </table:table-cell>
          <table:table-cell office:value-type="float" office:value="0.900613483818563" calcext:value-type="float">
            <text:p>0,900613483818563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22562081473214" calcext:value-type="float">
            <text:p>0,822562081473214</text:p>
          </table:table-cell>
          <table:table-cell office:value-type="float" office:value="0.539655609014941" calcext:value-type="float">
            <text:p>0,539655609014941</text:p>
          </table:table-cell>
          <table:table-cell office:value-type="float" office:value="0.676840500539922" calcext:value-type="float">
            <text:p>0,676840500539922</text:p>
          </table:table-cell>
          <table:table-cell office:value-type="float" office:value="0.511533568565325" calcext:value-type="float">
            <text:p>0,511533568565325</text:p>
          </table:table-cell>
          <table:table-cell office:value-type="float" office:value="0.907546205604293" calcext:value-type="float">
            <text:p>0,907546205604293</text:p>
          </table:table-cell>
          <table:table-cell office:value-type="float" office:value="0.800681972677236" calcext:value-type="float">
            <text:p>0,80068197267723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881388709658668" calcext:value-type="float">
            <text:p>0,881388709658668</text:p>
          </table:table-cell>
          <table:table-cell table:style-name="ce9" table:formula="of:=AVERAGE([.D2:.D25])" office:value-type="float" office:value="0.806192076394379" calcext:value-type="float">
            <text:p>0,806192076394379</text:p>
          </table:table-cell>
          <table:table-cell table:style-name="ce9" table:formula="of:=AVERAGE([.E2:.E25])" office:value-type="float" office:value="0.819961798040402" calcext:value-type="float">
            <text:p>0,819961798040402</text:p>
          </table:table-cell>
          <table:table-cell table:style-name="ce9" table:formula="of:=AVERAGE([.F2:.F25])" office:value-type="float" office:value="0.699082247070285" calcext:value-type="float">
            <text:p>0,699082247070285</text:p>
          </table:table-cell>
          <table:table-cell table:style-name="ce9" table:formula="of:=AVERAGE([.G2:.G25])" office:value-type="float" office:value="0.845979840588267" calcext:value-type="float">
            <text:p>0,845979840588267</text:p>
          </table:table-cell>
          <table:table-cell table:style-name="ce9" table:formula="of:=AVERAGE([.H2:.H25])" office:value-type="float" office:value="0.902978169137588" calcext:value-type="float">
            <text:p>0,902978169137588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899691627139137" calcext:value-type="float">
            <text:p>0,899691627139137</text:p>
          </table:table-cell>
          <table:table-cell table:formula="of:=AVERAGE([.D8:.D13])" office:value-type="float" office:value="0.862793952981704" calcext:value-type="float">
            <text:p>0,862793952981704</text:p>
          </table:table-cell>
          <table:table-cell table:formula="of:=AVERAGE([.E8:.E13])" office:value-type="float" office:value="0.839357828364367" calcext:value-type="float">
            <text:p>0,839357828364367</text:p>
          </table:table-cell>
          <table:table-cell table:formula="of:=AVERAGE([.F8:.F13])" office:value-type="float" office:value="0.723943890275937" calcext:value-type="float">
            <text:p>0,723943890275937</text:p>
          </table:table-cell>
          <table:table-cell table:formula="of:=AVERAGE([.G8:.G13])" office:value-type="float" office:value="0.824921419736917" calcext:value-type="float">
            <text:p>0,824921419736917</text:p>
          </table:table-cell>
          <table:table-cell table:formula="of:=AVERAGE([.H8:.H13])" office:value-type="float" office:value="0.943511569644561" calcext:value-type="float">
            <text:p>0,94351156964456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86666434151786" calcext:value-type="float">
            <text:p>0,886666434151786</text:p>
          </table:table-cell>
          <table:table-cell table:formula="of:=AVERAGE([.D2:.D7])" office:value-type="float" office:value="0.882545944841782" calcext:value-type="float">
            <text:p>0,882545944841782</text:p>
          </table:table-cell>
          <table:table-cell table:formula="of:=AVERAGE([.E2:.E7])" office:value-type="float" office:value="0.86711455745215" calcext:value-type="float">
            <text:p>0,86711455745215</text:p>
          </table:table-cell>
          <table:table-cell table:formula="of:=AVERAGE([.F2:.F7])" office:value-type="float" office:value="0.766228916734005" calcext:value-type="float">
            <text:p>0,766228916734005</text:p>
          </table:table-cell>
          <table:table-cell table:formula="of:=AVERAGE([.G2:.G7])" office:value-type="float" office:value="0.852924286448027" calcext:value-type="float">
            <text:p>0,852924286448027</text:p>
          </table:table-cell>
          <table:table-cell table:formula="of:=AVERAGE([.H2:.H7])" office:value-type="float" office:value="0.909334767778749" calcext:value-type="float">
            <text:p>0,909334767778749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77599807012649" calcext:value-type="float">
            <text:p>0,877599807012649</text:p>
          </table:table-cell>
          <table:table-cell table:formula="of:=AVERAGE([.D14:.D19])" office:value-type="float" office:value="0.811852493476522" calcext:value-type="float">
            <text:p>0,811852493476522</text:p>
          </table:table-cell>
          <table:table-cell table:formula="of:=AVERAGE([.E14:.E19])" office:value-type="float" office:value="0.828130563799273" calcext:value-type="float">
            <text:p>0,828130563799273</text:p>
          </table:table-cell>
          <table:table-cell table:formula="of:=AVERAGE([.F14:.F19])" office:value-type="float" office:value="0.707964158669552" calcext:value-type="float">
            <text:p>0,707964158669552</text:p>
          </table:table-cell>
          <table:table-cell table:formula="of:=AVERAGE([.G14:.G19])" office:value-type="float" office:value="0.852834735758007" calcext:value-type="float">
            <text:p>0,852834735758007</text:p>
          </table:table-cell>
          <table:table-cell table:formula="of:=AVERAGE([.H14:.H19])" office:value-type="float" office:value="0.893644495258906" calcext:value-type="float">
            <text:p>0,893644495258906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61596970331101" calcext:value-type="float">
            <text:p>0,861596970331101</text:p>
          </table:table-cell>
          <table:table-cell table:formula="of:=AVERAGE([.D20:.D25])" office:value-type="float" office:value="0.66757591427751" calcext:value-type="float">
            <text:p>0,66757591427751</text:p>
          </table:table-cell>
          <table:table-cell table:formula="of:=AVERAGE([.E20:.E25])" office:value-type="float" office:value="0.74524424254582" calcext:value-type="float">
            <text:p>0,74524424254582</text:p>
          </table:table-cell>
          <table:table-cell table:formula="of:=AVERAGE([.F20:.F25])" office:value-type="float" office:value="0.598192022601647" calcext:value-type="float">
            <text:p>0,598192022601647</text:p>
          </table:table-cell>
          <table:table-cell table:formula="of:=AVERAGE([.G20:.G25])" office:value-type="float" office:value="0.853238920410119" calcext:value-type="float">
            <text:p>0,853238920410119</text:p>
          </table:table-cell>
          <table:table-cell table:formula="of:=AVERAGE([.H20:.H25])" office:value-type="float" office:value="0.865421843868134" calcext:value-type="float">
            <text:p>0,8654218438681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22:54:59.3369508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0T17:16:08.974697713</meta:creation-date>
    <dc:date>2020-07-13T22:55:27.072746900</dc:date>
    <meta:editing-duration>PT1H2M45S</meta:editing-duration>
    <meta:editing-cycles>12</meta:editing-cycles>
    <meta:generator>LibreOffice/6.4.4.2$Linux_X86_64 LibreOffice_project/40$Build-2</meta:generator>
    <meta:document-statistic meta:table-count="1" meta:cell-count="235" meta:object-count="0"/>
  </office:meta>
</office:document-meta>
</file>